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6.004cm" svg:height="9.005cm" svg:x="0.082cm" svg:y="7.438cm">
            <draw:object draw:notify-on-update-of-ranges="Tabelle1.A9:Tabelle1.A14 Tabelle1.C2:Tabelle1.C2 Tabelle1.C9:Tabelle1.C14 Tabelle1.E2:Tabelle1.E2 Tabelle1.E9:Tabelle1.E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1cm" svg:height="9.005cm" svg:x="17.32cm" svg:y="7.412cm">
            <draw:object draw:notify-on-update-of-ranges="Tabelle1.B5:Tabelle1.B7 Tabelle1.C2:Tabelle1.C2 Tabelle1.C5:Tabelle1.C7 Tabelle1.E2:Tabelle1.E2 Tabelle1.E5:Tabelle1.E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Knotenanzahl</text:p>
          </table:table-cell>
          <table:table-cell office:value-type="string">
            <text:p>Anzahl Threads</text:p>
          </table:table-cell>
          <table:table-cell office:value-type="string">
            <text:p>Gemessene Laufzeit</text:p>
          </table:table-cell>
          <table:table-cell office:value-type="string">
            <text:p>Bretter/Sekunde</text:p>
          </table:table-cell>
          <table:table-cell office:value-type="string">
            <text:p>optimale Laufzeit</text:p>
          </table:table-cell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09">
            <text:p>5609</text:p>
          </table:table-cell>
          <table:table-cell office:value-type="float" office:value="1191586">
            <text:p>1191586</text:p>
          </table:table-cell>
          <table:table-cell office:value-type="float" office:value="5609">
            <text:p>560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41">
            <text:p>1041</text:p>
          </table:table-cell>
          <table:table-cell office:value-type="float" office:value="6419302">
            <text:p>6419302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96">
            <text:p>796</text:p>
          </table:table-cell>
          <table:table-cell office:value-type="float" office:value="8388934">
            <text:p>8388934</text:p>
          </table:table-cell>
          <table:table-cell office:value-type="float" office:value="233">
            <text:p>233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96">
            <text:p>796</text:p>
          </table:table-cell>
          <table:table-cell office:value-type="float" office:value="8388934">
            <text:p>8388934</text:p>
          </table:table-cell>
          <table:table-cell office:value-type="float" office:value="800">
            <text:p>80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44">
            <text:p>444</text:p>
          </table:table-cell>
          <table:table-cell office:value-type="float" office:value="15029758">
            <text:p>15029758</text:p>
          </table:table-cell>
          <table:table-cell table:formula="of:=[.E9]/([.A10])" office:value-type="float" office:value="400">
            <text:p>40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float" office:value="23084646">
            <text:p>23084646</text:p>
          </table:table-cell>
          <table:table-cell table:formula="of:=[.E9]/([.A11])" office:value-type="float" office:value="200">
            <text:p>20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18">
            <text:p>218</text:p>
          </table:table-cell>
          <table:table-cell office:value-type="float" office:value="30594557">
            <text:p>30594557</text:p>
          </table:table-cell>
          <table:table-cell table:formula="of:=[.E9]/([.A12])" office:value-type="float" office:value="133.333333333333">
            <text:p>133,333333333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office:value-type="float" office:value="34844430">
            <text:p>34844430</text:p>
          </table:table-cell>
          <table:table-cell table:formula="of:=[.E9]/([.A13])" office:value-type="float" office:value="100">
            <text:p>10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E9]/([.A14])" office:value-type="float" office:value="80">
            <text:p>80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a Duwe</meta:initial-creator>
    <meta:creation-date>2013-10-07T11:59:42</meta:creation-date>
    <dc:date>2013-10-07T15:04:25</dc:date>
    <dc:creator>Kira Duwe</dc:creator>
    <meta:editing-duration>PT10M59S</meta:editing-duration>
    <meta:editing-cycles>1</meta:editing-cycles>
    <meta:generator>LibreOffice/3.5$Linux_x86 LibreOffice_project/350m1$Build-2</meta:generator>
    <meta:document-statistic meta:table-count="3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1.485cm" svg:y="3.955cm" style:legend-expansion="high" chart:style-name="ch2"/>
        <chart:plot-area chart:style-name="ch3" table:cell-range-address="Tabelle1.A9:Tabelle1.A14 Tabelle1.C2:Tabelle1.C2 Tabelle1.C9:Tabelle1.C14 Tabelle1.E2:Tabelle1.E2 Tabelle1.E9:Tabelle1.E14" chart:data-source-has-labels="both" svg:x="1.331cm" svg:y="0.855cm" svg:width="9.515cm" svg:height="6.99cm">
          <chartooo:coordinate-region svg:x="2.138cm" svg:y="1.054cm" svg:width="8.521cm" svg:height="6.144cm"/>
          <chart:axis chart:dimension="x" chart:name="primary-x" chart:style-name="ch4" chartooo:axis-type="auto">
            <chartooo:date-scale/>
            <chart:title svg:x="4.972cm" svg:y="8.025cm" chart:style-name="ch5">
              <text:p>Anzahl Knoten</text:p>
            </chart:title>
            <chart:categories table:cell-range-address="Tabelle1.A9:Tabelle1.A14"/>
          </chart:axis>
          <chart:axis chart:dimension="y" chart:name="primary-y" chart:style-name="ch4">
            <chart:title svg:x="0.451cm" svg:y="5.068cm" chart:style-name="ch6">
              <text:p>Laufzeit [s]</text:p>
            </chart:title>
            <chart:grid chart:style-name="ch7" chart:class="major"/>
          </chart:axis>
          <chart:series chart:style-name="ch8" chart:values-cell-range-address="Tabelle1.C9:Tabelle1.C14" chart:label-cell-address="Tabelle1.C2:Tabelle1.C2" chart:class="chart:line">
            <chart:data-point chart:repeated="6"/>
          </chart:series>
          <chart:series chart:style-name="ch9" chart:values-cell-range-address="Tabelle1.E9:Tabelle1.E14" chart:label-cell-address="Tabelle1.E2:Tabelle1.E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messene Laufzeit</text:p>
                <draw:g>
                  <svg:desc>Tabelle1.C2:Tabelle1.C2</svg:desc>
                </draw:g>
              </table:table-cell>
              <table:table-cell office:value-type="string">
                <text:p>optimale Laufzeit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9:Tabelle1.A14</svg:desc>
                </draw:g>
              </table:table-cell>
              <table:table-cell office:value-type="float" office:value="796">
                <text:p>796</text:p>
                <draw:g>
                  <svg:desc>Tabelle1.C9:Tabelle1.C14</svg:desc>
                </draw:g>
              </table:table-cell>
              <table:table-cell office:value-type="float" office:value="800">
                <text:p>800</text:p>
                <draw:g>
                  <svg:desc>Tabelle1.E9:Tabelle1.E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44">
                <text:p>4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9">
                <text:p>2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1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1.482cm" svg:y="3.955cm" style:legend-expansion="high" chart:style-name="ch2"/>
        <chart:plot-area chart:style-name="ch3" table:cell-range-address="Tabelle1.B5:Tabelle1.C7 Tabelle1.C2:Tabelle1.C2 Tabelle1.E2:Tabelle1.E2 Tabelle1.E5:Tabelle1.E7" chart:data-source-has-labels="both" svg:x="0.77cm" svg:y="0.828cm" svg:width="10.071cm" svg:height="7.549cm">
          <chartooo:coordinate-region svg:x="1.762cm" svg:y="1.027cm" svg:width="8.892cm" svg:height="6.703cm"/>
          <chart:axis chart:dimension="x" chart:name="primary-x" chart:style-name="ch4" chartooo:axis-type="auto">
            <chartooo:date-scale/>
            <chart:categories table:cell-range-address="Tabelle1.B5:Tabelle1.B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5:Tabelle1.C7" chart:label-cell-address="Tabelle1.C2:Tabelle1.C2" chart:class="chart:line">
            <chart:data-point chart:repeated="3"/>
          </chart:series>
          <chart:series chart:style-name="ch7" chart:values-cell-range-address="Tabelle1.E5:Tabelle1.E7" chart:label-cell-address="Tabelle1.E2:Tabelle1.E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messene Laufzeit</text:p>
                <draw:g>
                  <svg:desc>Tabelle1.C2:Tabelle1.C2</svg:desc>
                </draw:g>
              </table:table-cell>
              <table:table-cell office:value-type="string">
                <text:p>optimale Laufzeit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B5:Tabelle1.B7</svg:desc>
                </draw:g>
              </table:table-cell>
              <table:table-cell office:value-type="float" office:value="5609">
                <text:p>5609</text:p>
                <draw:g>
                  <svg:desc>Tabelle1.C5:Tabelle1.C7</svg:desc>
                </draw:g>
              </table:table-cell>
              <table:table-cell office:value-type="float" office:value="5609">
                <text:p>5609</text:p>
                <draw:g>
                  <svg:desc>Tabelle1.E5:Tabelle1.E7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41">
                <text:p>104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96">
                <text:p>796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